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122"/>
    <style:style style:name="ce3" style:family="table-cell" style:parent-style-name="Default" style:data-style-name="N11"/>
    <style:style style:name="ce4" style:family="table-cell" style:parent-style-name="Default" style:data-style-name="N121"/>
    <style:style style:name="ce5" style:family="table-cell" style:parent-style-name="Default" style:data-style-name="N122">
      <style:table-cell-properties fo:background-color="#fff200"/>
    </style:style>
    <style:style style:name="ce6" style:family="table-cell" style:parent-style-name="Default" style:data-style-name="N104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2" table:default-cell-style-name="ce6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Loan Amount</text:p>
          </table:table-cell>
          <table:table-cell table:style-name="ce2" office:value-type="currency" office:currency="USD" office:value="10000" calcext:value-type="currency">
            <text:p>10,000.00 US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terest Rate</text:p>
          </table:table-cell>
          <table:table-cell table:style-name="ce3" office:value-type="percentage" office:value="0.06" calcext:value-type="percentage">
            <text:p>6.00%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onths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 table:style-name="ce2" table:formula="of:=+[.C3]/12*(1+[.C3]/12)^[.C4]*[.C2]/((1+[.C3]/12)^[.C4]-1)" office:value-type="currency" office:currency="USD" office:value="304.219374515557" calcext:value-type="currency">
            <text:p>304.22 USD</text:p>
          </table:table-cell>
          <table:table-cell table:style-name="ce2" table:formula="of:=+[.F4]*[.C4]" office:value-type="currency" office:currency="USD" office:value="10951.8974825601" calcext:value-type="currency">
            <text:p>10,951.90 USD</text:p>
          </table:table-cell>
        </table:table-row>
        <table:table-row table:style-name="ro1">
          <table:table-cell/>
          <table:table-cell table:style-name="Default" office:value-type="string" calcext:value-type="string">
            <text:p>monthly Pay</text:p>
          </table:table-cell>
          <table:table-cell table:formula="of:=+[.C3]/12*((1+[.C3]/12)^[.C4])*[.C2]/(((1+[.C3]/12)^[.C4])-1)" office:value-type="currency" office:currency="USD" office:value="304.219374515557" calcext:value-type="currency">
            <text:p>304.22 USD</text:p>
          </table:table-cell>
          <table:table-cell table:style-name="Default"/>
          <table:table-cell table:style-name="Default" office:value-type="string" calcext:value-type="string">
            <text:p>check:</text:p>
          </table:table-cell>
          <table:table-cell table:style-name="ce4" table:formula="of:=+[.C5]*[.C4]" office:value-type="currency" office:currency="USD" office:value="10951.8974825601" calcext:value-type="currency">
            <text:p>10,951.90 USD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th</text:p>
          </table:table-cell>
          <table:table-cell table:style-name="Default" office:value-type="string" calcext:value-type="string">
            <text:p>Monthly Paid</text:p>
          </table:table-cell>
          <table:table-cell table:style-name="ce1" office:value-type="string" calcext:value-type="string">
            <text:p>loan remaining</text:p>
          </table:table-cell>
          <table:table-cell table:style-name="ce1" office:value-type="string" calcext:value-type="string">
            <text:p>interest Paid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" table:formula="of:=+[.C2]" office:value-type="currency" office:currency="USD" office:value="10000" calcext:value-type="currency">
            <text:p>10,000.00 USD</text:p>
          </table:table-cell>
          <table:table-cell office:value-type="currency" office:currency="USD" office:value="0" calcext:value-type="currency">
            <text:p>0.00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8]+[.E9]-[.C9]" office:value-type="currency" office:currency="USD" office:value="9745.78062548444" calcext:value-type="currency">
            <text:p>$9,745.78</text:p>
          </table:table-cell>
          <table:table-cell table:formula="of:=+[.D8]*[.$C$3]/12" office:value-type="currency" office:currency="USD" office:value="50" calcext:value-type="currency">
            <text:p>50.00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9]+[.E10]-[.C10]" office:value-type="currency" office:currency="USD" office:value="9490.29015409631" calcext:value-type="currency">
            <text:p>$9,490.29</text:p>
          </table:table-cell>
          <table:table-cell table:formula="of:=+[.D9]*[.$C$3]/12" office:value-type="currency" office:currency="USD" office:value="48.7289031274222" calcext:value-type="currency">
            <text:p>48.73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10]+[.E11]-[.C11]" office:value-type="currency" office:currency="USD" office:value="9233.52223035123" calcext:value-type="currency">
            <text:p>$9,233.52</text:p>
          </table:table-cell>
          <table:table-cell table:formula="of:=+[.D10]*[.$C$3]/12" office:value-type="currency" office:currency="USD" office:value="47.4514507704816" calcext:value-type="currency">
            <text:p>47.45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11]+[.E12]-[.C12]" office:value-type="currency" office:currency="USD" office:value="8975.47046698743" calcext:value-type="currency">
            <text:p>$8,975.47</text:p>
          </table:table-cell>
          <table:table-cell table:formula="of:=+[.D11]*[.$C$3]/12" office:value-type="currency" office:currency="USD" office:value="46.1676111517562" calcext:value-type="currency">
            <text:p>46.17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12]+[.E13]-[.C13]" office:value-type="currency" office:currency="USD" office:value="8716.12844480682" calcext:value-type="currency">
            <text:p>$8,716.13</text:p>
          </table:table-cell>
          <table:table-cell table:formula="of:=+[.D12]*[.$C$3]/12" office:value-type="currency" office:currency="USD" office:value="44.8773523349372" calcext:value-type="currency">
            <text:p>44.88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13]+[.E14]-[.C14]" office:value-type="currency" office:currency="USD" office:value="8455.48971251529" calcext:value-type="currency">
            <text:p>$8,455.49</text:p>
          </table:table-cell>
          <table:table-cell table:formula="of:=+[.D13]*[.$C$3]/12" office:value-type="currency" office:currency="USD" office:value="43.5806422240341" calcext:value-type="currency">
            <text:p>43.58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14]+[.E15]-[.C15]" office:value-type="currency" office:currency="USD" office:value="8193.54778656231" calcext:value-type="currency">
            <text:p>$8,193.55</text:p>
          </table:table-cell>
          <table:table-cell table:formula="of:=+[.D14]*[.$C$3]/12" office:value-type="currency" office:currency="USD" office:value="42.2774485625765" calcext:value-type="currency">
            <text:p>42.28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15]+[.E16]-[.C16]" office:value-type="currency" office:currency="USD" office:value="7930.29615097957" calcext:value-type="currency">
            <text:p>$7,930.30</text:p>
          </table:table-cell>
          <table:table-cell table:formula="of:=+[.D15]*[.$C$3]/12" office:value-type="currency" office:currency="USD" office:value="40.9677389328116" calcext:value-type="currency">
            <text:p>40.97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16]+[.E17]-[.C17]" office:value-type="currency" office:currency="USD" office:value="7665.72825721891" calcext:value-type="currency">
            <text:p>$7,665.73</text:p>
          </table:table-cell>
          <table:table-cell table:formula="of:=+[.D16]*[.$C$3]/12" office:value-type="currency" office:currency="USD" office:value="39.6514807548978" calcext:value-type="currency">
            <text:p>39.65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17]+[.E18]-[.C18]" office:value-type="currency" office:currency="USD" office:value="7399.83752398944" calcext:value-type="currency">
            <text:p>$7,399.84</text:p>
          </table:table-cell>
          <table:table-cell table:formula="of:=+[.D17]*[.$C$3]/12" office:value-type="currency" office:currency="USD" office:value="38.3286412860945" calcext:value-type="currency">
            <text:p>38.33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18]+[.E19]-[.C19]" office:value-type="currency" office:currency="USD" office:value="7132.61733709383" calcext:value-type="currency">
            <text:p>$7,132.62</text:p>
          </table:table-cell>
          <table:table-cell table:formula="of:=+[.D18]*[.$C$3]/12" office:value-type="currency" office:currency="USD" office:value="36.9991876199472" calcext:value-type="currency">
            <text:p>37.00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19]+[.E20]-[.C20]" office:value-type="currency" office:currency="USD" office:value="6864.06104926375" calcext:value-type="currency">
            <text:p>$6,864.06</text:p>
          </table:table-cell>
          <table:table-cell table:formula="of:=+[.D19]*[.$C$3]/12" office:value-type="currency" office:currency="USD" office:value="35.6630866854692" calcext:value-type="currency">
            <text:p>35.66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20]+[.E21]-[.C21]" office:value-type="currency" office:currency="USD" office:value="6594.16197999451" calcext:value-type="currency">
            <text:p>$6,594.16</text:p>
          </table:table-cell>
          <table:table-cell table:formula="of:=+[.D20]*[.$C$3]/12" office:value-type="currency" office:currency="USD" office:value="34.3203052463187" calcext:value-type="currency">
            <text:p>34.32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21]+[.E22]-[.C22]" office:value-type="currency" office:currency="USD" office:value="6322.91341537892" calcext:value-type="currency">
            <text:p>$6,322.91</text:p>
          </table:table-cell>
          <table:table-cell table:formula="of:=+[.D21]*[.$C$3]/12" office:value-type="currency" office:currency="USD" office:value="32.9708098999725" calcext:value-type="currency">
            <text:p>32.97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22]+[.E23]-[.C23]" office:value-type="currency" office:currency="USD" office:value="6050.30860794026" calcext:value-type="currency">
            <text:p>$6,050.31</text:p>
          </table:table-cell>
          <table:table-cell table:formula="of:=+[.D22]*[.$C$3]/12" office:value-type="currency" office:currency="USD" office:value="31.6145670768946" calcext:value-type="currency">
            <text:p>31.61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23]+[.E24]-[.C24]" office:value-type="currency" office:currency="USD" office:value="5776.3407764644" calcext:value-type="currency">
            <text:p>$5,776.34</text:p>
          </table:table-cell>
          <table:table-cell table:formula="of:=+[.D23]*[.$C$3]/12" office:value-type="currency" office:currency="USD" office:value="30.2515430397013" calcext:value-type="currency">
            <text:p>30.25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24]+[.E25]-[.C25]" office:value-type="currency" office:currency="USD" office:value="5501.00310583117" calcext:value-type="currency">
            <text:p>$5,501.00</text:p>
          </table:table-cell>
          <table:table-cell table:formula="of:=+[.D24]*[.$C$3]/12" office:value-type="currency" office:currency="USD" office:value="28.881703882322" calcext:value-type="currency">
            <text:p>28.88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25]+[.E26]-[.C26]" office:value-type="currency" office:currency="USD" office:value="5224.28874684477" calcext:value-type="currency">
            <text:p>$5,224.29</text:p>
          </table:table-cell>
          <table:table-cell table:formula="of:=+[.D25]*[.$C$3]/12" office:value-type="currency" office:currency="USD" office:value="27.5050155291558" calcext:value-type="currency">
            <text:p>27.51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26]+[.E27]-[.C27]" office:value-type="currency" office:currency="USD" office:value="4946.19081606343" calcext:value-type="currency">
            <text:p>$4,946.19</text:p>
          </table:table-cell>
          <table:table-cell table:formula="of:=+[.D26]*[.$C$3]/12" office:value-type="currency" office:currency="USD" office:value="26.1214437342238" calcext:value-type="currency">
            <text:p>26.12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27]+[.E28]-[.C28]" office:value-type="currency" office:currency="USD" office:value="4666.70239562819" calcext:value-type="currency">
            <text:p>$4,666.70</text:p>
          </table:table-cell>
          <table:table-cell table:formula="of:=+[.D27]*[.$C$3]/12" office:value-type="currency" office:currency="USD" office:value="24.7309540803172" calcext:value-type="currency">
            <text:p>24.73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28]+[.E29]-[.C29]" office:value-type="currency" office:currency="USD" office:value="4385.81653309078" calcext:value-type="currency">
            <text:p>$4,385.82</text:p>
          </table:table-cell>
          <table:table-cell table:formula="of:=+[.D28]*[.$C$3]/12" office:value-type="currency" office:currency="USD" office:value="23.333511978141" calcext:value-type="currency">
            <text:p>23.33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29]+[.E30]-[.C30]" office:value-type="currency" office:currency="USD" office:value="4103.52624124068" calcext:value-type="currency">
            <text:p>$4,103.53</text:p>
          </table:table-cell>
          <table:table-cell table:formula="of:=+[.D29]*[.$C$3]/12" office:value-type="currency" office:currency="USD" office:value="21.9290826654539" calcext:value-type="currency">
            <text:p>21.93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30]+[.E31]-[.C31]" office:value-type="currency" office:currency="USD" office:value="3819.82449793132" calcext:value-type="currency">
            <text:p>$3,819.82</text:p>
          </table:table-cell>
          <table:table-cell table:formula="of:=+[.D30]*[.$C$3]/12" office:value-type="currency" office:currency="USD" office:value="20.5176312062034" calcext:value-type="currency">
            <text:p>20.52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31]+[.E32]-[.C32]" office:value-type="currency" office:currency="USD" office:value="3534.70424590542" calcext:value-type="currency">
            <text:p>$3,534.70</text:p>
          </table:table-cell>
          <table:table-cell table:formula="of:=+[.D31]*[.$C$3]/12" office:value-type="currency" office:currency="USD" office:value="19.0991224896566" calcext:value-type="currency">
            <text:p>19.10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32]+[.E33]-[.C33]" office:value-type="currency" office:currency="USD" office:value="3248.15839261939" calcext:value-type="currency">
            <text:p>$3,248.16</text:p>
          </table:table-cell>
          <table:table-cell table:formula="of:=+[.D32]*[.$C$3]/12" office:value-type="currency" office:currency="USD" office:value="17.6735212295271" calcext:value-type="currency">
            <text:p>17.67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33]+[.E34]-[.C34]" office:value-type="currency" office:currency="USD" office:value="2960.17981006693" calcext:value-type="currency">
            <text:p>$2,960.18</text:p>
          </table:table-cell>
          <table:table-cell table:formula="of:=+[.D33]*[.$C$3]/12" office:value-type="currency" office:currency="USD" office:value="16.2407919630969" calcext:value-type="currency">
            <text:p>16.24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34]+[.E35]-[.C35]" office:value-type="currency" office:currency="USD" office:value="2670.76133460171" calcext:value-type="currency">
            <text:p>$2,670.76</text:p>
          </table:table-cell>
          <table:table-cell table:formula="of:=+[.D34]*[.$C$3]/12" office:value-type="currency" office:currency="USD" office:value="14.8008990503346" calcext:value-type="currency">
            <text:p>14.80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35]+[.E36]-[.C36]" office:value-type="currency" office:currency="USD" office:value="2379.89576675916" calcext:value-type="currency">
            <text:p>$2,379.90</text:p>
          </table:table-cell>
          <table:table-cell table:formula="of:=+[.D35]*[.$C$3]/12" office:value-type="currency" office:currency="USD" office:value="13.3538066730085" calcext:value-type="currency">
            <text:p>13.35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36]+[.E37]-[.C37]" office:value-type="currency" office:currency="USD" office:value="2087.5758710774" calcext:value-type="currency">
            <text:p>$2,087.58</text:p>
          </table:table-cell>
          <table:table-cell table:formula="of:=+[.D36]*[.$C$3]/12" office:value-type="currency" office:currency="USD" office:value="11.8994788337958" calcext:value-type="currency">
            <text:p>11.90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37]+[.E38]-[.C38]" office:value-type="currency" office:currency="USD" office:value="1793.79437591723" calcext:value-type="currency">
            <text:p>$1,793.79</text:p>
          </table:table-cell>
          <table:table-cell table:formula="of:=+[.D37]*[.$C$3]/12" office:value-type="currency" office:currency="USD" office:value="10.437879355387" calcext:value-type="currency">
            <text:p>10.44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38]+[.E39]-[.C39]" office:value-type="currency" office:currency="USD" office:value="1498.54397328125" calcext:value-type="currency">
            <text:p>$1,498.54</text:p>
          </table:table-cell>
          <table:table-cell table:formula="of:=+[.D38]*[.$C$3]/12" office:value-type="currency" office:currency="USD" office:value="8.96897187958613" calcext:value-type="currency">
            <text:p>8.97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39]+[.E40]-[.C40]" office:value-type="currency" office:currency="USD" office:value="1201.8173186321" calcext:value-type="currency">
            <text:p>$1,201.82</text:p>
          </table:table-cell>
          <table:table-cell table:formula="of:=+[.D39]*[.$C$3]/12" office:value-type="currency" office:currency="USD" office:value="7.49271986640627" calcext:value-type="currency">
            <text:p>7.49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40]+[.E41]-[.C41]" office:value-type="currency" office:currency="USD" office:value="903.607030709707" calcext:value-type="currency">
            <text:p>$903.61</text:p>
          </table:table-cell>
          <table:table-cell table:formula="of:=+[.D40]*[.$C$3]/12" office:value-type="currency" office:currency="USD" office:value="6.00908659316052" calcext:value-type="currency">
            <text:p>6.01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41]+[.E42]-[.C42]" office:value-type="currency" office:currency="USD" office:value="603.905691347699" calcext:value-type="currency">
            <text:p>$603.91</text:p>
          </table:table-cell>
          <table:table-cell table:formula="of:=+[.D41]*[.$C$3]/12" office:value-type="currency" office:currency="USD" office:value="4.51803515354854" calcext:value-type="currency">
            <text:p>4.52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42]+[.E43]-[.C43]" office:value-type="currency" office:currency="USD" office:value="302.70584528888" calcext:value-type="currency">
            <text:p>$302.71</text:p>
          </table:table-cell>
          <table:table-cell table:formula="of:=+[.D42]*[.$C$3]/12" office:value-type="currency" office:currency="USD" office:value="3.01952845673849" calcext:value-type="currency">
            <text:p>3.02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43]+[.E44]-[.C44]" office:value-type="currency" office:currency="USD" office:value="-0.000000000232773800235009" calcext:value-type="currency">
            <text:p>-$0.00</text:p>
          </table:table-cell>
          <table:table-cell table:formula="of:=+[.D43]*[.$C$3]/12" office:value-type="currency" office:currency="USD" office:value="1.5135292264444" calcext:value-type="currency">
            <text:p>1.51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44]+[.E45]-[.C45]" office:value-type="currency" office:currency="USD" office:value="-304.219374515791" calcext:value-type="currency">
            <text:p>-$304.22</text:p>
          </table:table-cell>
          <table:table-cell table:formula="of:=+[.D44]*[.$C$3]/12" office:value-type="currency" office:currency="USD" office:value="-0.00000000000116386900117504" calcext:value-type="currency">
            <text:p>-0.00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45]+[.E46]-[.C46]" office:value-type="currency" office:currency="USD" office:value="-609.959845903927" calcext:value-type="currency">
            <text:p>-$609.96</text:p>
          </table:table-cell>
          <table:table-cell table:formula="of:=+[.D45]*[.$C$3]/12" office:value-type="currency" office:currency="USD" office:value="-1.52109687257896" calcext:value-type="currency">
            <text:p>-1.52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46]+[.E47]-[.C47]" office:value-type="currency" office:currency="USD" office:value="-917.229019649004" calcext:value-type="currency">
            <text:p>-$917.23</text:p>
          </table:table-cell>
          <table:table-cell table:formula="of:=+[.D46]*[.$C$3]/12" office:value-type="currency" office:currency="USD" office:value="-3.04979922951964" calcext:value-type="currency">
            <text:p>-3.05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47]+[.E48]-[.C48]" office:value-type="currency" office:currency="USD" office:value="-1226.03453926281" calcext:value-type="currency">
            <text:p>-$1,226.03</text:p>
          </table:table-cell>
          <table:table-cell table:formula="of:=+[.D47]*[.$C$3]/12" office:value-type="currency" office:currency="USD" office:value="-4.58614509824502" calcext:value-type="currency">
            <text:p>-4.59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48]+[.E49]-[.C49]" office:value-type="currency" office:currency="USD" office:value="-1536.38408647468" calcext:value-type="currency">
            <text:p>-$1,536.38</text:p>
          </table:table-cell>
          <table:table-cell table:formula="of:=+[.D48]*[.$C$3]/12" office:value-type="currency" office:currency="USD" office:value="-6.13017269631403" calcext:value-type="currency">
            <text:p>-6.13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49]+[.E50]-[.C50]" office:value-type="currency" office:currency="USD" office:value="-1848.28538142261" calcext:value-type="currency">
            <text:p>-$1,848.29</text:p>
          </table:table-cell>
          <table:table-cell table:formula="of:=+[.D49]*[.$C$3]/12" office:value-type="currency" office:currency="USD" office:value="-7.68192043237339" calcext:value-type="currency">
            <text:p>-7.68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50]+[.E51]-[.C51]" office:value-type="currency" office:currency="USD" office:value="-2161.74618284528" calcext:value-type="currency">
            <text:p>-$2,161.75</text:p>
          </table:table-cell>
          <table:table-cell table:formula="of:=+[.D50]*[.$C$3]/12" office:value-type="currency" office:currency="USD" office:value="-9.24142690711304" calcext:value-type="currency">
            <text:p>-9.24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51]+[.E52]-[.C52]" office:value-type="currency" office:currency="USD" office:value="-2476.77428827506" calcext:value-type="currency">
            <text:p>-$2,476.77</text:p>
          </table:table-cell>
          <table:table-cell table:formula="of:=+[.D51]*[.$C$3]/12" office:value-type="currency" office:currency="USD" office:value="-10.8087309142264" calcext:value-type="currency">
            <text:p>-10.81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52]+[.E53]-[.C53]" office:value-type="currency" office:currency="USD" office:value="-2793.37753423199" calcext:value-type="currency">
            <text:p>-$2,793.38</text:p>
          </table:table-cell>
          <table:table-cell table:formula="of:=+[.D52]*[.$C$3]/12" office:value-type="currency" office:currency="USD" office:value="-12.3838714413753" calcext:value-type="currency">
            <text:p>-12.38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53]+[.E54]-[.C54]" office:value-type="currency" office:currency="USD" office:value="-3111.56379641871" calcext:value-type="currency">
            <text:p>-$3,111.56</text:p>
          </table:table-cell>
          <table:table-cell table:formula="of:=+[.D53]*[.$C$3]/12" office:value-type="currency" office:currency="USD" office:value="-13.96688767116" calcext:value-type="currency">
            <text:p>-13.97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54]+[.E55]-[.C55]" office:value-type="currency" office:currency="USD" office:value="-3431.34098991636" calcext:value-type="currency">
            <text:p>-$3,431.34</text:p>
          </table:table-cell>
          <table:table-cell table:formula="of:=+[.D54]*[.$C$3]/12" office:value-type="currency" office:currency="USD" office:value="-15.5578189820936" calcext:value-type="currency">
            <text:p>-15.56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55]+[.E56]-[.C56]" office:value-type="currency" office:currency="USD" office:value="-3752.7170693815" calcext:value-type="currency">
            <text:p>-$3,752.72</text:p>
          </table:table-cell>
          <table:table-cell table:formula="of:=+[.D55]*[.$C$3]/12" office:value-type="currency" office:currency="USD" office:value="-17.1567049495818" calcext:value-type="currency">
            <text:p>-17.16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56]+[.E57]-[.C57]" office:value-type="currency" office:currency="USD" office:value="-4075.70002924397" calcext:value-type="currency">
            <text:p>-$4,075.70</text:p>
          </table:table-cell>
          <table:table-cell table:formula="of:=+[.D56]*[.$C$3]/12" office:value-type="currency" office:currency="USD" office:value="-18.7635853469075" calcext:value-type="currency">
            <text:p>-18.76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57]+[.E58]-[.C58]" office:value-type="currency" office:currency="USD" office:value="-4400.29790390574" calcext:value-type="currency">
            <text:p>-$4,400.30</text:p>
          </table:table-cell>
          <table:table-cell table:formula="of:=+[.D57]*[.$C$3]/12" office:value-type="currency" office:currency="USD" office:value="-20.3785001462198" calcext:value-type="currency">
            <text:p>-20.38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58]+[.E59]-[.C59]" office:value-type="currency" office:currency="USD" office:value="-4726.51876794083" calcext:value-type="currency">
            <text:p>-$4,726.52</text:p>
          </table:table-cell>
          <table:table-cell table:formula="of:=+[.D58]*[.$C$3]/12" office:value-type="currency" office:currency="USD" office:value="-22.0014895195287" calcext:value-type="currency">
            <text:p>-22.00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59]+[.E60]-[.C60]" office:value-type="currency" office:currency="USD" office:value="-5054.37073629609" calcext:value-type="currency">
            <text:p>-$5,054.37</text:p>
          </table:table-cell>
          <table:table-cell table:formula="of:=+[.D59]*[.$C$3]/12" office:value-type="currency" office:currency="USD" office:value="-23.6325938397041" calcext:value-type="currency">
            <text:p>-23.63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60]+[.E61]-[.C61]" office:value-type="currency" office:currency="USD" office:value="-5383.86196449313" calcext:value-type="currency">
            <text:p>-$5,383.86</text:p>
          </table:table-cell>
          <table:table-cell table:formula="of:=+[.D60]*[.$C$3]/12" office:value-type="currency" office:currency="USD" office:value="-25.2718536814805" calcext:value-type="currency">
            <text:p>-25.27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61]+[.E62]-[.C62]" office:value-type="currency" office:currency="USD" office:value="-5715.00064883115" calcext:value-type="currency">
            <text:p>-$5,715.00</text:p>
          </table:table-cell>
          <table:table-cell table:formula="of:=+[.D61]*[.$C$3]/12" office:value-type="currency" office:currency="USD" office:value="-26.9193098224656" calcext:value-type="currency">
            <text:p>-26.92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62]+[.E63]-[.C63]" office:value-type="currency" office:currency="USD" office:value="-6047.79502659086" calcext:value-type="currency">
            <text:p>-$6,047.80</text:p>
          </table:table-cell>
          <table:table-cell table:formula="of:=+[.D62]*[.$C$3]/12" office:value-type="currency" office:currency="USD" office:value="-28.5750032441558" calcext:value-type="currency">
            <text:p>-28.58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63]+[.E64]-[.C64]" office:value-type="currency" office:currency="USD" office:value="-6382.25337623938" calcext:value-type="currency">
            <text:p>-$6,382.25</text:p>
          </table:table-cell>
          <table:table-cell table:formula="of:=+[.D63]*[.$C$3]/12" office:value-type="currency" office:currency="USD" office:value="-30.2389751329543" calcext:value-type="currency">
            <text:p>-30.24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64]+[.E65]-[.C65]" office:value-type="currency" office:currency="USD" office:value="-6718.38401763613" calcext:value-type="currency">
            <text:p>-$6,718.38</text:p>
          </table:table-cell>
          <table:table-cell table:formula="of:=+[.D64]*[.$C$3]/12" office:value-type="currency" office:currency="USD" office:value="-31.9112668811969" calcext:value-type="currency">
            <text:p>-31.91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65]+[.E66]-[.C66]" office:value-type="currency" office:currency="USD" office:value="-7056.19531223987" calcext:value-type="currency">
            <text:p>-$7,056.20</text:p>
          </table:table-cell>
          <table:table-cell table:formula="of:=+[.D65]*[.$C$3]/12" office:value-type="currency" office:currency="USD" office:value="-33.5919200881807" calcext:value-type="currency">
            <text:p>-33.59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66]+[.E67]-[.C67]" office:value-type="currency" office:currency="USD" office:value="-7395.69566331663" calcext:value-type="currency">
            <text:p>-$7,395.70</text:p>
          </table:table-cell>
          <table:table-cell table:formula="of:=+[.D66]*[.$C$3]/12" office:value-type="currency" office:currency="USD" office:value="-35.2809765611993" calcext:value-type="currency">
            <text:p>-35.28 USD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+[.$C$5]" office:value-type="currency" office:currency="USD" office:value="304.219374515557" calcext:value-type="currency">
            <text:p>304.22 USD</text:p>
          </table:table-cell>
          <table:table-cell table:formula="of:=+[.D67]+[.E68]-[.C68]" office:value-type="currency" office:currency="USD" office:value="-7736.89351614877" calcext:value-type="currency">
            <text:p>-$7,736.89</text:p>
          </table:table-cell>
          <table:table-cell table:formula="of:=+[.D67]*[.$C$3]/12" office:value-type="currency" office:currency="USD" office:value="-36.9784783165831" calcext:value-type="currency">
            <text:p>-36.98 US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1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1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4:13:53.644300267</meta:creation-date>
    <dc:date>2019-09-22T00:16:14.570766754</dc:date>
    <meta:editing-duration>PT17M6S</meta:editing-duration>
    <meta:editing-cycles>1</meta:editing-cycles>
    <meta:document-statistic meta:table-count="1" meta:cell-count="260" meta:object-count="0"/>
    <meta:generator>LibreOffice/6.0.7.3$Linux_X86_64 LibreOffice_project/00m0$Build-3</meta:generator>
  </office:meta>
</office:document-meta>
</file>